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8.59cm"/>
    </style:style>
    <style:style style:name="co6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" office:value-type="string" calcext:value-type="string">
            <text:p>1 eth</text:p>
          </table:table-cell>
          <table:table-cell table:style-name="ce9" office:value-type="float" office:value="1E+018" calcext:value-type="float" table:number-columns-spanned="2" table:number-rows-spanned="1">
            <text:p>1000000000000000000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candidate</text:p>
          </table:table-cell>
          <table:table-cell table:style-name="ce8" office:value-type="string" calcext:value-type="string">
            <text:p>deposit</text:p>
          </table:table-cell>
          <table:table-cell table:style-name="ce8" office:value-type="string" calcext:value-type="string">
            <text:p>candidate add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idate0</text:p>
          </table:table-cell>
          <table:table-cell office:value-type="float" office:value="5000000000000" calcext:value-type="float">
            <text:p>5000000000000</text:p>
          </table:table-cell>
          <table:table-cell office:value-type="string" calcext:value-type="string">
            <text:p>0x6caf5071ee5deadc1222d3eaae725a11718ee8a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idate1</text:p>
          </table:table-cell>
          <table:table-cell office:value-type="float" office:value="6000000000000" calcext:value-type="float">
            <text:p>6000000000000</text:p>
          </table:table-cell>
          <table:table-cell office:value-type="string" calcext:value-type="string">
            <text:p>0xc9e0f1e21cbe6b86da9d169e921c67356f15240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idate2</text:p>
          </table:table-cell>
          <table:table-cell office:value-type="float" office:value="7000000000000" calcext:value-type="float">
            <text:p>7000000000000</text:p>
          </table:table-cell>
          <table:table-cell office:value-type="string" calcext:value-type="string">
            <text:p>0xa750dc400cbef54abc12bb9e60731ee7696cee7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idate3</text:p>
          </table:table-cell>
          <table:table-cell office:value-type="float" office:value="8000000000000" calcext:value-type="float">
            <text:p>8000000000000</text:p>
          </table:table-cell>
          <table:table-cell office:value-type="string" calcext:value-type="string">
            <text:p>0xa1d20d250d8bb1cfdb5a73d96a12a826d2a796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didate4</text:p>
          </table:table-cell>
          <table:table-cell office:value-type="float" office:value="9000000000000" calcext:value-type="float">
            <text:p>9000000000000</text:p>
          </table:table-cell>
          <table:table-cell office:value-type="string" calcext:value-type="string">
            <text:p>0x3b36e6f62153ad980b780a40f40203cfd58727aa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sigil</text:p>
          </table:table-cell>
          <table:table-cell table:style-name="ce8" office:value-type="string" calcext:value-type="string">
            <text:p>Vote candidate</text:p>
          </table:table-cell>
          <table:table-cell table:style-name="ce8" office:value-type="string" calcext:value-type="string">
            <text:p>soul</text:p>
          </table:table-cell>
          <table:table-cell table:style-name="ce8" office:value-type="string" calcext:value-type="string">
            <text:p>candidate symbol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oter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candidate1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0x6caf5071ee5deadc1222d3eaae725a11718ee8ab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oter1</text:p>
          </table:table-cell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candidate2</text:p>
          </table:table-cell>
          <table:table-cell office:value-type="float" office:value="2000000000000" calcext:value-type="float">
            <text:p>2000000000000</text:p>
          </table:table-cell>
          <table:table-cell office:value-type="string" calcext:value-type="string">
            <text:p>0x6caf5071ee5deadc1222d3eaae725a11718ee8ab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oter2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candidate2</text:p>
          </table:table-cell>
          <table:table-cell office:value-type="float" office:value="3000000000000" calcext:value-type="float">
            <text:p>3000000000000</text:p>
          </table:table-cell>
          <table:table-cell office:value-type="string" calcext:value-type="string">
            <text:p>0x6caf5071ee5deadc1222d3eaae725a11718ee8ab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oter3</text:p>
          </table:table-cell>
          <table:table-cell table:style-name="ce7" office:value-type="float" office:value="400" calcext:value-type="float">
            <text:p>400</text:p>
          </table:table-cell>
          <table:table-cell office:value-type="string" calcext:value-type="string">
            <text:p>candidate2</text:p>
          </table:table-cell>
          <table:table-cell office:value-type="float" office:value="4000000000000" calcext:value-type="float">
            <text:p>4000000000000</text:p>
          </table:table-cell>
          <table:table-cell office:value-type="string" calcext:value-type="string">
            <text:p>0xc9e0f1e21cbe6b86da9d169e921c67356f152405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oter4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candidate3</text:p>
          </table:table-cell>
          <table:table-cell office:value-type="float" office:value="5000000000000" calcext:value-type="float">
            <text:p>5000000000000</text:p>
          </table:table-cell>
          <table:table-cell office:value-type="string" calcext:value-type="string">
            <text:p>0xa750dc400cbef54abc12bb9e60731ee7696cee7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08:33:19.460955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Eschini</meta:initial-creator>
    <meta:creation-date>2021-06-24T21:13:44.547939126</meta:creation-date>
    <dc:date>2021-06-26T12:58:01.854566403</dc:date>
    <dc:creator>Renato Eschini</dc:creator>
    <meta:editing-duration>PT6H13M4S</meta:editing-duration>
    <meta:editing-cycles>17</meta:editing-cycles>
    <meta:generator>LibreOffice/7.1.3.2$Linux_X86_64 LibreOffice_project/10$Build-2</meta:generator>
    <meta:document-statistic meta:table-count="1" meta:cell-count="49" meta:object-count="0"/>
  </office:meta>
</office:document-meta>
</file>